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D000001AF63E91081.png" manifest:media-type="image/png"/>
  <manifest:file-entry manifest:full-path="Pictures/10000000000001C1000001C123D323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cm" svg:height="14.2cm" svg:x="0.8cm" svg:y="0.4cm">
          <draw:image xlink:href="Pictures/100000000000018D000001AF63E91081.png" xlink:type="simple" xlink:show="embed" xlink:actuate="onLoad">
            <text:p/>
          </draw:image>
        </draw:frame>
        <draw:frame draw:style-name="gr1" draw:text-style-name="P1" draw:layer="layout" svg:width="13.4cm" svg:height="13.6cm" svg:x="14.2cm" svg:y="6.8cm">
          <draw:image xlink:href="Pictures/10000000000001C1000001C123D3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6T19:05:09</meta:creation-date>
    <dc:date>2013-02-06T19:06:43</dc:date>
    <dc:creator>Jefferson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